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2C000000E9A00594C3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102cm" fo:min-width="9.30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82cm" svg:height="8.219cm" svg:x="1.575cm" svg:y="1.122cm">
          <draw:image xlink:href="Pictures/100000000000012C000000E9A00594C3.jpg" xlink:type="simple" xlink:show="embed" xlink:actuate="onLoad">
            <text:p/>
          </draw:image>
        </draw:frame>
        <draw:frame draw:style-name="gr2" draw:text-style-name="P2" draw:layer="layout" svg:width="9.809cm" svg:height="1.352cm" draw:transform="rotate (1.01229096615671) translate (0.632cm 8.698cm)">
          <draw:text-box>
            <text:p><text:span text:style-name="T1">Property-based te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004cm" fo:margin-bottom="0.001cm" fo:margin-left="0cm" fo:margin-right="0cm" fo:page-width="13.157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20T16:14:54</dc:date>
    <dc:creator>Cláudio Amaral</dc:creator>
    <meta:generator>LibreOffice/4.0.2.2$Linux_x86 LibreOffice_project/400m0$Build-2</meta:generator>
    <meta:editing-duration>PT8M53S</meta:editing-duration>
    <meta:editing-cycles>2</meta:editing-cycles>
    <meta:document-statistic meta:object-count="2"/>
  </office:meta>
</office:document-meta>
</file>